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ature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65.26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SUM([.B7:.F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SUM([.B8:.F8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/SUM([.B9:.F9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]/SUM([.B10:.F10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1]/SUM([.B11:.F11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percentage" office:value="0.578600732600733" calcext:value-type="percentage">
            <text:p>57.86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u_mom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37.89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7]/SUM([.B17:.F17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8]/SUM([.B18:.F18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9]/SUM([.B19:.F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/SUM([.B20:.F20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/SUM([.B21:.F21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7:.G21])" office:value-type="percentage" office:value="0.328285714285714" calcext:value-type="percentage">
            <text:p>32.83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49.47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7]/SUM([.B27:.F2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SUM([.B28:.F28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SUM([.B29:.F29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/SUM([.B30:.F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/SUM([.B31:.F3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7:.G31])" office:value-type="percentage" office:value="0.310241758241758" calcext:value-type="percentage">
            <text:p>31.02%</text:p>
          </table:table-cell>
        </table:table-row>
      </table:table>
      <table:table table:name="classifier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0.6210526316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lda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0.6842105263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Score 0.6526315789</text:p>
          </table:table-cell>
          <table:covered-table-cell table:style-name="ce1"/>
          <table:covered-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</table:table-row>
      </table:table>
      <table:table table:name="fusion_all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/>
          <table:table-cell office:value-type="string" calcext:value-type="string">
            <text:p>borda</text:p>
          </table:table-cell>
          <table:table-cell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536842105263158" calcext:value-type="float">
            <text:p>0.536842105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/SUM([.B5:.F5])" office:value-type="percentage" office:value="0.971428571428571" calcext:value-type="percentage">
            <text:p>9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SUM([.B7:.F7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/SUM([.B9:.F9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6"/>
          <table:table-cell table:formula="of:=AVERAGE([.G5:.G9])" office:value-type="percentage" office:value="0.379003663003663" calcext:value-type="percentage">
            <text:p>37.90%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673684210526316" calcext:value-type="float">
            <text:p>0.673684210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4]/SUM([.B14:.F14])" office:value-type="percentage" office:value="0.942857142857143" calcext:value-type="percentage">
            <text:p>94.29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/SUM([.B15:.F15])" office:value-type="percentage" office:value="0.68" calcext:value-type="percentage">
            <text:p>6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6"/>
          <table:table-cell table:formula="of:=AVERAGE([.G14:.G18])" office:value-type="percentage" office:value="0.568673992673993" calcext:value-type="percentage">
            <text:p>56.87%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631578947368421" calcext:value-type="float">
            <text:p>0.631578947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/SUM([.B23:.F23])" office:value-type="percentage" office:value="0.828571428571429" calcext:value-type="percentage">
            <text:p>82.86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6"/>
          <table:table-cell table:formula="of:=AVERAGE([.G23:.G27])" office:value-type="percentage" office:value="0.582739926739927" calcext:value-type="percentage">
            <text:p>58.27%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473684210526316" calcext:value-type="float">
            <text:p>0.473684210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/SUM([.B33:.F33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4]/SUM([.B34:.F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6]/SUM([.B36:.F36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AVERAGE([.G32:.G36])" office:value-type="percentage" office:value="0.315142857142857" calcext:value-type="percentage">
            <text:p>31.51%</text:p>
          </table:table-cell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473684210526316" calcext:value-type="float">
            <text:p>0.473684210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1]/SUM([.B41:.F41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2]/SUM([.B42:.F42])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3]/SUM([.B43:.F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45]/SUM([.B45:.F4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AVERAGE([.G41:.G45])" office:value-type="percentage" office:value="0.312857142857143" calcext:value-type="percentage">
            <text:p>31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9:33:22.73989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01:13.400166605</meta:creation-date>
    <dc:date>2016-06-14T12:59:47.590176328</dc:date>
    <meta:editing-duration>PT55M27S</meta:editing-duration>
    <meta:editing-cycles>4</meta:editing-cycles>
    <meta:generator>LibreOffice/4.2.8.2$Linux_X86_64 LibreOffice_project/420m0$Build-2</meta:generator>
    <meta:document-statistic meta:table-count="3" meta:cell-count="501" meta:object-count="0"/>
  </office:meta>
</office:document-meta>
</file>